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style:text-properties fo:font-weight="bold" style:font-weight-asian="bold" style:font-weight-complex="bold"/>
    </style:style>
    <style:style style:name="P4" style:family="paragraph" style:parent-style-name="Standard">
      <style:paragraph-properties fo:line-height="200%" fo:text-align="center" style:justify-single-word="false"/>
      <style:text-properties fo:font-weight="bold" style:font-weight-asian="bold" style:font-weight-complex="bold"/>
    </style:style>
    <style:style style:name="P5" style:family="paragraph" style:parent-style-name="Standard">
      <style:paragraph-properties fo:line-height="200%"/>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fo:text-align="center" style:justify-single-word="fals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font-name="Liberation Serif1"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he Scene </text:p>
      <text:p text:style-name="P5"><text:tab/>A Game of Bastards is broken down into Scenes and Acts. A Scene is decided upon by the </text:p>
      <text:p text:style-name="P5">players(see Setting the Scene, below), and is generally limited to the activities occurring in a single </text:p>
      <text:p text:style-name="P5">location. The deck is shuffled at the beginning of every Scene(beginning an Opposition is considering </text:p>
      <text:p text:style-name="P5">a new Scene). In addition, each character restores 1 Wound to each Trait.</text:p>
      <text:p text:style-name="P5"><text:tab/>An Act is a collection of scenes, either dealing with various activities in several different areas in a single location, or concerning a shared objective. At the beginning of each Act, every player's </text:p>
      <text:p text:style-name="P5">Wildcards reset to the starting amount. An Act ends at the end of a gaming session.</text:p>
      <text:p text:style-name="P5"/>
      <text:p text:style-name="P2">Fate Draw </text:p>
      <text:p text:style-name="P5"><text:tab/>When a player uses a skill that is not directly opposed by another player, they play a hand </text:p>
      <text:p text:style-name="P5">against a Fate Draw. The player draws a number of cards equal to their rank in skill and adds the </text:p>
      <text:p text:style-name="P5">relevant trait as a straight numerical bonus to the cards they play from that hand. The player </text:p>
      <text:p text:style-name="P5">representing the arm of Fate, in this case, plays the same number of cards as the player's skill, but from </text:p>
      <text:p text:style-name="P5">the top of the deck. The player gains a <text:span text:style-name="T1">Success</text:span><text:span text:style-name="T5"> for beating the numerical value. The player gains additional </text:span><text:span text:style-name="T1">Successes </text:span><text:span text:style-name="T5">for every card that can be removed from their play without lowering the value of their play below Fate's.</text:span> No bonuses are added to Fate's hand. The Fate Deck is shuffled after each draw. </text:p>
      <text:p text:style-name="P7">The Steps </text:p>
      <text:p text:style-name="P5">Draw Step. </text:p>
      <text:p text:style-name="P5">Play Step. </text:p>
      <text:p text:style-name="P5">Betting Step(P2) </text:p>
      <text:p text:style-name="P5">Betting Step(P1) </text:p>
      <text:p text:style-name="P5">(Continues until both players can't or don't want to play any more cards) </text:p>
      <text:p text:style-name="P5"><text:soft-page-break/>Reveal Step. </text:p>
      <text:p text:style-name="P5">Consequences. </text:p>
      <text:p text:style-name="P5">Shuffle all cards back into deck. </text:p>
      <text:p text:style-name="P7">Difficulty Modifier </text:p>
      <text:p text:style-name="P5"><text:tab/>If a player attempts something that is decidedly more difficult than a simple Skill Hand, it may decided the player is attempting to do something especially challenging, and thus the draw should have a Difficulty Modifier. Each level of modifier(determined by Consensus – 1) requires an additional success of the player.</text:p>
      <text:p text:style-name="P5">Here are some examples: </text:p>
      <text:p text:style-name="P5">+1 – Minor increase in difficulty, minor annoyances that interrupt the work – attempting to work in </text:p>
      <text:p text:style-name="P5">cramped conditions, while being bitten by mosquitoes, etc. </text:p>
      <text:p text:style-name="P5">+2 – Noticeably difficult. Things like performing delicate work while missing a few fingers, working in </text:p>
      <text:p text:style-name="P5">extreme heat or cold without proper gear, arguing about a subject you don't know anything about, etc. </text:p>
      <text:p text:style-name="P5">+3 - Significant challenge. Reloading a gun while being attacked by five guys in melee range, or </text:p>
      <text:p text:style-name="P5">attempting to pick a lock or fix a car with improvised tools. </text:p>
      <text:p text:style-name="P5">+4 - A serious undertaking, not likely to succeed without great hardship. Leaping a chasm while </text:p>
      <text:p text:style-name="P5">carrying a decently sized goat. Trying to make a shirt out of fishing line. Lifting a car off someone. </text:p>
      <text:p text:style-name="P5">+5 – A challenge requiring the peak of human ability. Towing a truck with your genitals. Inventing a </text:p>
      <text:p text:style-name="P5">new type of Math. Making a repair with no tools at all. </text:p>
      <text:p text:style-name="P5">&gt;+5 – Basically impossible. Lifting a car over your head. Driving two boats at once. Climbing up the </text:p>
      <text:p text:style-name="P5">slippery wall of a giant beehive while being savaged by said giant bees. </text:p>
      <text:p text:style-name="P5"/>
      <text:p text:style-name="P1">Dramatic Actions </text:p>
      <text:p text:style-name="P7">Indirect Actions </text:p>
      <text:p text:style-name="P5"><text:soft-page-break/><text:tab/>These actions can be used even when the character isn't in the scene. Indirect actions do not necessarily originate from your character, even if you are playing a criminal mastermind. Rather, players should view them as the limits of the outside world, the obstacles one encounters when one tries to impress one's will upon the universe. In that regard use of these actions should be frequent but not to the point of being annoying, unfun, or nonsensical – bandits aren't going to attack every single scene, it doesn't take a difficulty + 4 Skill Draw to put on one's clothes in the morning, etc. When in doubt, remember that the point of a lot of these actions is to the keep the game moving – so if you're bored, make something happen! </text:p>
      <text:p text:style-name="P5"/>
      <text:p text:style-name="P3">Appearance </text:p>
      <text:p text:style-name="P5"><text:tab/>If the character is invested enough in the Scene then they may choose to make a personal </text:p>
      <text:p text:style-name="P5">appearance to settle manners. This does not cost a wildcard but the character is now Directly Involved, which comes with its own dangers. The player should take a moment to describe how their character got to the scene/heard what was going on/etc, possibly add a line of dialogue to acknowledge familiar people around, and anything else that establishes their presence. A character entering during an Opposition plays their Initiative card immediately but may not act until next turn. </text:p>
      <text:p text:style-name="P5"/>
      <text:p text:style-name="P3">Banditos! </text:p>
      <text:p text:style-name="P5"><text:tab/>This action can only be used once per Scene. A 5-person Extra group of hostile raiders, bandits, </text:p>
      <text:p text:style-name="P5">thieves, or vagabonds immediately enter the scene for every player in the game. These Extras have a Power Rating equal to the highest trait of the characters, and all come equipped with a weapon as chosen by the player using this action with a damage bonus less than or equal to their Power Rating. </text:p>
      <text:p text:style-name="P5">These extras will generally be controlled by the jerk who isn't in the scene who used this action – but in case they have no controller, they are considered Hostile(meaning that they determine the target of their attacks by having every character in range draw a card, with the lowest being the recipient of the attack. <text:soft-page-break/>Hostile Extras have a hand of cards that is kept face down – they always play their full Power Rating(or as close as they can) on every draw, with players choosing cards at random to play from their hand. </text:p>
      <text:p text:style-name="P5"/>
      <text:p text:style-name="P3">Distance </text:p>
      <text:p text:style-name="P5"><text:tab/>This action is used at the beginning of the scene. The character involved my spend a wildcard to </text:p>
      <text:p text:style-name="P5">have all further characters enter the scene at some significant distance – Medium for 1 wildcard, Long for 2. Only one player can use this action for any given scene.</text:p>
      <text:p text:style-name="P5"/>
      <text:p text:style-name="P3">Everything is Terrible</text:p>
      <text:p text:style-name="P5"><text:tab/>This action requires the spending of 1 Wildcard for each player in the game, and each </text:p>
      <text:p text:style-name="P5">character may contribute to the total. These Wildcards need not be offered all at once or even in the same scene, but when the cost is met, Generate a Monster(or choose a pre-generated one from the Bestiary section). The Monster immediately enters the scene – players should take some time describing how, the monster's appearance, and give every character a chance to react to it. NPCs not under the players' control will flee the scene immediately(or at least try – of course, describing the fight as being surrounded by terrified people could be good too) and will not interact with the combat. So long as the players win, they'll be fine. Oh, about that. <text:span text:style-name="T1">Monsters Are Dangerous</text:span>. Even the most slapdash monstrosity has a decent chance of kicking your ass. If you choose the right set of Advantages, you might even unleash something you can't beat, and be forced to be the people that fled and let the thing eat all of the innocent schoolchildren. If you do choose to Flee, keep the monster's stats around – you'll be seeing them again. </text:p>
      <text:p text:style-name="P5"/>
      <text:p text:style-name="P3">Involve</text:p>
      <text:p text:style-name="P5"><text:tab/>A player may spend a wildcard to get a Touched Follower involved in the scene </text:p>
      <text:p text:style-name="P5">with a Power Rating equal to that player's character's highest Trait. They come with one weapon of <text:soft-page-break/>their controller's choice each and a number of Advantages equal to their Power Rating. Followers that enter a scene during an Opposition play their Initiative card immediately but may not act until the next turn. Each player may only use this action once per scene. </text:p>
      <text:p text:style-name="P5"/>
      <text:p text:style-name="P3">In Hiding </text:p>
      <text:p text:style-name="P5"><text:tab/>Any number of players may spend a Wildcard to use this action upon entering a scene. They are </text:p>
      <text:p text:style-name="P5">considered to have passed a Stealth draw until they take some action – in which case they must make Stealth vs. Perception draws as normal to gauge their success. </text:p>
      <text:p text:style-name="P5"/>
      <text:p text:style-name="P3">Reinforce</text:p>
      <text:p text:style-name="P5"><text:tab/> A Player may spend a wildcard to have an opposing group of 5 Extras enter the scene under that player's control. They can be themed in any way appropriate to the setting, representing anything from societal forces(like the police) to the character's own underlings(like a group of thugs in a gangland kind of setting). Their Power Rating is equal to the highest trait of their controlling player's character. The player may choose a single weapon type for the group to all possess. Extras that enter a scene during an Opposition play their Initiative card immediately but may not act until the next turn. Each player may only use this action once per scene. </text:p>
      <text:p text:style-name="P5"/>
      <text:p text:style-name="P3">Rough Weather</text:p>
      <text:p text:style-name="P5"><text:s/><text:tab/>This action may only be used once per scene. The player using it chooses the sort of </text:p>
      <text:p text:style-name="P5">weather- heavy rain, snow, heat waves, hail, frogs, etc. While outdoors, characters in this scene play 1 fewer card on all actions. This action has particularly bad effects on vehicles, see their section for details. Characters may spend additional Wildcards to increase this penalty, to a maximum of 3.</text:p>
      <text:p text:style-name="P5"/>
      <text:p text:style-name="P3">Set the Scene</text:p>
      <text:p text:style-name="P5"><text:soft-page-break/><text:tab/> This is the first action of any scene. All players are encouraged to contribute. The players </text:p>
      <text:p text:style-name="P5">should decide on the location it is taking place in – for starters, if it is in a City/Town/Populated Area, some form of Ruins, Cave, Large Forest or other Dangerous Area, or On a Ship/Train/Wagon Enroute </text:p>
      <text:p text:style-name="P5">somewhere else. The setting develops from there – mechanically this does not mean much, but a more detailed setting will result in a much deeper connection to the action therein. Characters choosing to Appear at the beginning of the scene should describe how they got there, and why they've bothered. More detailed mechanics for those interested in them are in the Setting chapter in the Advanced Rules section of this book, as well as some examples and pre-generated settings. Also note that these categories are not necessarily exclusive – some of the bad parts of say, Oakland, California are definitely Dangerous Areas despite also being Populated. </text:p>
      <text:p text:style-name="P5"><text:tab/>Populated Areas are where your character will be most of the time. Generally in these areas combat opposition outside of the occasional bar fight is met with resistance from local authorities. If a character is seen attacking another character with a weapon, NPCs will rush to tell someone to break it up. At the beginning of the third round of any combat opposition in a Populated Area, a number of 5 member Extra squads equal to the number of combatants will enter the scene. They have a Power Rating equal to the highest trait of the characters involved, and all carry a weapon of a non-involved player's choosing. See: Some Time Alone </text:p>
      <text:p text:style-name="P5"><text:tab/>Dangerous Areas are full of hazards, hostile creatures, and all sorts of fun things. Most artifacts, treasures, lost caches of pirate gold, and ancient secrets seem to gravitate to these places, somehow. The Banditos!, Reinforce &amp; Involve actions can be used for free in these areas, however they alway add Extras or Followers that are Hostile to any characters Directly Involved in the scene. This does not include Loyal Extras or Followers added through the use of Advantages. </text:p>
      <text:p text:style-name="P5"><text:tab/>Characters that fail Fate Draws in these areas are affected by hazards, traps, or some other danger and take a wound for every failed non-opposed skill draw. </text:p>
      <text:p text:style-name="P5">When a character enters a Dangerous Area, the group should decide how many sub-areas the place <text:soft-page-break/>contains between the character's current position and their Objective, whether it's the treasure chest at the bottom or simply the other side of the woods. Each Sub-Area should be described as the players proceed through them, and counts as a separate scene only for the purposes of XP and the use of Indirect &amp; Direct Actions. <text:span text:style-name="T2">Note that this means that players do not regenerate Wounds in these areas. </text:span>More mechanics for those that want them can be found in the Dungeon section of the Setting chapter. </text:p>
      <text:p text:style-name="P5"><text:tab/>Enroute scenes take place while traveling long distances. The Banditos!, SOS, and Rough Weather Actions can be used in these scenes without spending a Wildcard. NPCs added in these scenes either have their own vehicles or make use of the player's as appropriate. Also, see: Fighting on Moving Objects </text:p>
      <text:p text:style-name="P5"/>
      <text:p text:style-name="P3">Skill Check</text:p>
      <text:p text:style-name="P5"><text:tab/> If a player attempts any action that has logically associated difficulty(picking a lock, sneaking </text:p>
      <text:p text:style-name="P5">past guards, etc.) then any player may ask them to make an appropriate Fate Draw using the skill. This can be done for free, but should be used judiciously – no one likes making five draws to cook breakfast. </text:p>
      <text:p text:style-name="P5"/>
      <text:p text:style-name="P3">Some Time Alone</text:p>
      <text:p text:style-name="P5"><text:tab/>One player may spend a Wildcard to use this action at the beginning of a new scene, </text:p>
      <text:p text:style-name="P5">which should take place in an out-of-the-way area(though significantly powerful characters can empty out a whole street if needed). They choose another player's character. Both characters Appear immediately. Other characters cannot enter this scene until the second turn of an Opposition, after they have created enough noise and the like to attract attention. </text:p>
      <text:p text:style-name="P5"/>
      <text:p text:style-name="P3">SOS</text:p>
      <text:p text:style-name="P5"><text:tab/> This action costs 1 Wildcard. Someone has a problem. By the very nature of their roles as <text:soft-page-break/>Fated, your players have stumbled upon it and are therefore involved. A Touched enters the scene with a Power Rating equal to the lowest trait of the characters' and no weapons. This Touched carries an Objective that the group should decide upon. If the Objective is completed, all of the characters involved gain a level in the Good Reputation Advantage. Another player may spend a Wildcard to make the circumstances more dire and the NPC's life at risk – they may spawn a 5-person group of Extras at any point during the following scenes, adding a group for each scene after the first, until the Objective is complete. These Extras have a Power Rating equal to the character's highest trait and one weapon of the player's choosing. </text:p>
      <text:p text:style-name="P5"/>
      <text:p text:style-name="P3">Time Passes</text:p>
      <text:p text:style-name="P5"><text:tab/> All players involved must agree to use this action. They should also decide on a length of time to pass – a few hours at least, probably no more than a few months, maybe a year depending on what happened last scene. The players should each take a turn describing how their character spends the time – training, doing research, relaxing in one's private villa, whatever. The game itself should take a break for 5 or 10 minutes when this action is used. During this time, players may spend any accumulated XP in addition to handling more mundane tasks like getting something to drink or using the bathroom. Every game is different, but most of ours indicate this action should be used every hour or so. </text:p>
      <text:p text:style-name="P5"/>
      <text:p text:style-name="P3">The End</text:p>
      <text:p text:style-name="P5"><text:tab/> All players involved must agree to use this action, generally at the end of the session. It's a doozy, so everyone should take a few minutes to prepare, spend all of their remaining XP, get a drink, etc. </text:p>
      <text:p text:style-name="P5"><text:tab/>Every character gains 2 Wildcards. </text:p>
      <text:p text:style-name="P5"><text:tab/>If any monsters have survived the session, they are undoubtedly going to appear in this Scene – in fact, they will appear the first time a character spends a Wildcard or draws a Joker. If multiple living <text:soft-page-break/>monsters are still around they will all appear at once, causing an especially problematic situation. </text:p>
      <text:p text:style-name="P5"><text:tab/>Every player character must Appear in this scene at some point, even if it is just to gloat and give their character's Epilogue. Indirect Actions during this scene don't cost Wildcards. The scene plays out as any other, though players are obviously intended to be focused on achieving their major Objectives or finishing their personal story(at least for now) in some way. Sometimes not every Objective is completed, and players are urged to remember that that is also a valid ending to a story – last note of regret or wonder on the edge of your character's achievements. At the end of this scene, every player should give an Epilogue for their character – what their ultimate result was, what they go on to do(before next session or for the rest of their lives, depending), how many kids they have and so on. </text:p>
      <text:p text:style-name="P5"><text:tab/>Afterwards, you're done! Congrats! Go back to living your life, confident that you have gotten your bastarding out for a while. We'll still be here when you're ready to come back.</text:p>
      <text:p text:style-name="P5"/>
      <text:p text:style-name="P1">Direct Actions </text:p>
      <text:p text:style-name="P5"><text:tab/>These actions can only be used by characters that are Directly Involved in a scene. </text:p>
      <text:p text:style-name="P5"/>
      <text:p text:style-name="P3">Consult</text:p>
      <text:p text:style-name="P5"><text:tab/> The character decides to seek out something – this should be something specific. It can be an item or some kind of information, but it should be named now. The player should choose a related skill and trait to use to find this info- with a successful <text:span text:style-name="T1">Fate Draw</text:span> the character is able to find the expert they are looking for, and the other players determine an Objective for the character to gain: It can be anything as mundane to gathering a whole bunch of cash, to sneaking into someone's house to steal an item, to spending three hours trying to find the ancient text which details to location of the lost treasure. The Objective is added to the character's sheet. </text:p>
      <text:p text:style-name="P5"><text:soft-page-break/><text:tab/>Once it is achieved through further action, the character gains whatever they were seeking. </text:p>
      <text:p text:style-name="P5"/>
      <text:p text:style-name="P3">Flee</text:p>
      <text:p text:style-name="P5"><text:tab/> This can only be used during a character's action. The character may decide the Opposition has gone on too long, or be bleeding out, but for whatever reason the jig is up and the time to leave is now. They describe the direction the character heads for, possible mode of transit, and maybe a stinging last line about getting the hero next time. This action does not cost anything, however any opposing character in the scene may spend a Wildcard to Give Chase, starting a new Opposition. </text:p>
      <text:p text:style-name="P5"/>
      <text:p text:style-name="P3">Give Chase</text:p>
      <text:p text:style-name="P5"><text:tab/> This action can only be used after a character has used the Flee action. A character may spend a </text:p>
      <text:p text:style-name="P5">Wildcard to change the opposition to a Chase opposition. Any number of characters may use this action. </text:p>
      <text:p text:style-name="P5"/>
      <text:p text:style-name="P3">Now We Fight!</text:p>
      <text:p text:style-name="P5"><text:tab/> Sometimes a character goes too far, or a point has to be made, and the quickest route to doing </text:p>
      <text:p text:style-name="P5">so is violence. Or a witty insult. Either way, a character may use this action for free, immediately starting an Opposition with the character of their choice(see ii. Opposition). Other characters in the scene may join in. </text:p>
      <text:p text:style-name="P5"><text:tab/>This is used both for social oppositions – like a spirited debate or freestyle rap battle – as well as the more obvious sort – hitting people with swords and so on. </text:p>
      <text:p text:style-name="P5"/>
      <text:p text:style-name="P6"><text:span text:style-name="T3">Opposition</text:span> </text:p>
      <text:p text:style-name="P5"><text:tab/>An Opposition begins when two or more characters are at odds. Each Opposition is considered <text:soft-page-break/>a new scene. There are several types of Opposition, based on the circumstances of the conflict. We'll begin with the most common, combat. </text:p>
      <text:p text:style-name="P7">Combat </text:p>
      <text:p text:style-name="P3">Initiative </text:p>
      <text:p text:style-name="P5"><text:tab/>At the beginning of a direct opposition, after the deck is shuffled, each player draws a hand of 5 cards. They then choose one of these to be played as their Initiative. The players then act in order from </text:p>
      <text:p text:style-name="P5">whoever plays the lowest card. A player's initiative remains this played value for the rest of the </text:p>
      <text:p text:style-name="P5">Opposition. During the player's turn, they may sacrifice their action and replace their initiative card </text:p>
      <text:p text:style-name="P5">with a different one from their hand, discarding the old card. </text:p>
      <text:p text:style-name="P3">Draw Step </text:p>
      <text:p text:style-name="P5"><text:tab/>At the beginning of every turn, the active character draws a number of cards equal to their </text:p>
      <text:p text:style-name="P5">Luck. If they wish, during this step they may forgo drawing entirely, and sacrifice their action to </text:p>
      <text:p text:style-name="P5">Mulligan – discarding their current hand and drawing a new one of 5 cards. </text:p>
      <text:p text:style-name="P5"><text:span text:style-name="T1">Actions</text:span> </text:p>
      <text:p text:style-name="P5"><text:tab/>Characters may take a single Action each turn – this is anything that incurs opposition from </text:p>
      <text:p text:style-name="P5">other characters or otherwise demands the character's focus for the round, from hitting the lizard king </text:p>
      <text:p text:style-name="P5">with an axe to casting a spell or attempting a Macguyver-esque repair of your floundering hoverbike </text:p>
      <text:p text:style-name="P5">before it falls ten thousand feet. Characters may perform unopposed actions(like drinking healing </text:p>
      <text:p text:style-name="P5">tonics) without necessitating a draw. </text:p>
      <text:p text:style-name="P3">Attacks </text:p>
      <text:p text:style-name="P5"><text:tab/>Most attacks are opposed, in which case the character picks the appropriate skill they wish to </text:p>
      <text:p text:style-name="P5">use, adding their Body trait to melee attack draws and their Mind to ranged attack draws. This forces a </text:p>
      <text:p text:style-name="P5">Reflexive draw on the character's target – they choose a skill to defend with, adding their Mind. Each </text:p>
      <text:p text:style-name="P5">character plays their first card face down, taking turns playing 1 card at a time face up. Each character </text:p>
      <text:p text:style-name="P5"><text:soft-page-break/>may play a number of cards equal to the rank of the skill in use, adding the involved Trait to the total. </text:p>
      <text:p text:style-name="P5"><text:tab/>Characters may extend this Betting Step by playing Wildcards if they wish, spending one to draw a card from the top of the deck and adding it to one's played cards. When all characters involved are satisfied, all cards are revealed – if the attacker has the highest value play, they gain a <text:span text:style-name="T1">Success</text:span><text:span text:style-name="T5">. An attacker gains an additional success for every card played that could be removed without lowering the value of the attacker's hand below that of the defender.</text:span><text:span text:style-name="T1"> </text:span><text:s/>A character may take wounds to only one Trait per attack, so extra successes do not “roll over”. In the event of a tie, the victor is determined by the suit of the last card played, using the following priority: <text:span text:style-name="T6">♣</text:span>&lt; <text:span text:style-name="T6">♠</text:span> &lt; <text:span text:style-name="T6">♥</text:span> &lt; <text:span text:style-name="T6">♦</text:span></text:p>
      <text:p text:style-name="P5">If a character is targetted that does not have any cards remaining, they may play the top card of the </text:p>
      <text:p text:style-name="P5">deck, and can still add Wildcards. </text:p>
      <text:p text:style-name="P3">Movement </text:p>
      <text:p text:style-name="P5"><text:tab/>Each turn, a character may move in addition to any actions they make. Barring use of certain </text:p>
      <text:p text:style-name="P5">Indirect Actions, Characters start an Opposition a Short Distance from one-another, meaning that </text:p>
      <text:p text:style-name="P5">melee attacks are a possibility. Characters may move 1 Distance Category relative to their opponents </text:p>
      <text:p text:style-name="P5">each turn, 2 if they sacrifice their action. There is no specific distance figuring required, simply keep in </text:p>
      <text:p text:style-name="P5">mind what is dramatically sensible and appropriate. If that isn't satisfactory for the game you wish to </text:p>
      <text:p text:style-name="P5">play, see Miniature Rules(pg. xx). One's movement can be used to perform specific <text:span text:style-name="T1">Maneuvers </text:span><text:span text:style-name="T5">as well:</text:span></text:p>
      <text:p text:style-name="P3">Surround</text:p>
      <text:p text:style-name="P5"><text:tab/>If they outnumber their opponents, characters may forfeit their movement to <text:span text:style-name="T1">Surround</text:span> any number of characters that they outnumber by at least 1. <text:span text:style-name="T1">Surround</text:span>ed characters cannot <text:span text:style-name="T1">Flee</text:span>. Characters can break the surrounding formation by either knocking out an involved opponent or evading via an opposed <text:span text:style-name="T1">Athletics</text:span> skill draw.</text:p>
      <text:p text:style-name="P3">Flank</text:p>
      <text:p text:style-name="P3"><text:span text:style-name="T5"><text:tab/>A character may use this manuever on an opponent currently in </text:span>Cover <text:span text:style-name="T5">and within short range. </text:span><text:soft-page-break/><text:span text:style-name="T5">This character sacrifices any cover bonus they may have, changing their position to negate the cover of their target. This will allow them the perfect shot or attack they need, but naturally leaves one quite open to retaliation. </text:span></text:p>
      <text:p text:style-name="P3">Cover</text:p>
      <text:p text:style-name="P3"><text:span text:style-name="T5"><text:tab/>A character may use this </text:span>Maneuver <text:span text:style-name="T5">to duck behind a wall, drop to the ground, or otherwise put something between them and their opponents' ranged weaponry. Ranged attacks targetting a character in </text:span>Cover<text:span text:style-name="T5"> suffer a </text:span>Difficulty Modifier<text:span text:style-name="T5"> based on the extent of cover the character is prepared to take, -2 for </text:span>Light Cover, <text:span text:style-name="T5">and -4 for </text:span>Medium Cover<text:span text:style-name="T5">; </text:span>Light Cover<text:span text:style-name="T5"> is basically always available, and does not restrict the character's mobility; characters in </text:span>Light Cover <text:span text:style-name="T5">can still use their own ranged weapons normally while remaining in </text:span>Cover<text:span text:style-name="T5"> as long as they do not attempt to move. Characters in </text:span>Medium<text:span text:style-name="T5"> </text:span>Cover, <text:span text:style-name="T5">such as thick brush or <text:s/>suffer a -2 card penalty to all ranged attacks. Characters in </text:span>Heavy Cover <text:span text:style-name="T5">can't be targetted by ranged attacks at all, but also can't make any ranged attacks. Once in cover, a character follows normal rules for movement, maintaining their covered status as long as they do not also attack.</text:span></text:p>
      <text:p text:style-name="P3">Talking &amp; Other Quick Actions </text:p>
      <text:p text:style-name="P5"><text:tab/>Repartee and wit are the soul of this game. Characters can blab on endlessly pretty much most </text:p>
      <text:p text:style-name="P5">of the time. Be respectful, though – your one-liner may be comedy gold, but no one wants it </text:p>
      <text:p text:style-name="P5">interrupting their serious speech about how hard they're about the kick the ass of their mother's killer. </text:p>
      <text:p text:style-name="P5">In addition, any action that can be done easily, not requiring any significant amount of focus or </text:p>
      <text:p text:style-name="P5">incurring opposition, may be performed during one's turn without requiring a full Action. Some </text:p>
      <text:p text:style-name="P5">examples: </text:p>
      <text:p text:style-name="P5">Drawing a prepared weapon(like a sword in its scabbard) </text:p>
      <text:p text:style-name="P5">Generally a character can fit two one-handed weapons on their belt, a large one on their back, </text:p>
      <text:p text:style-name="P5">and numerous daggers or small weapons just about everywhere. Use common sense, here – other </text:p>
      <text:p text:style-name="P5">players are welcome to call a player out if they insist that the six muskets they possess are all readied to </text:p>
      <text:p text:style-name="P5"><text:soft-page-break/>quick firing. Items like potions, vials of poison, and other handy adventurer kit are often readied in a </text:p>
      <text:p text:style-name="P5">similar fashion on one's belt, or hanging off one's pack. </text:p>
      <text:p text:style-name="P5"/>
      <text:p text:style-name="P3">Trading in-hand items with an ally </text:p>
      <text:p text:style-name="P5">Players are welcome to exchange in-hand items so long as they are in short range of one-another. </text:p>
      <text:p text:style-name="P5"/>
      <text:p text:style-name="P7">Player States </text:p>
      <text:p text:style-name="P5">Numerous effects exist which can force a player into a number of States, ranging from simply </text:p>
      <text:p text:style-name="P5">Unaware to Killed. </text:p>
      <text:p text:style-name="P6"><text:span text:style-name="T1">States Linked to Damage Taken</text:span> </text:p>
      <text:p text:style-name="P3">Desperation </text:p>
      <text:p text:style-name="P5"><text:tab/>Triggered when a character has taken max wounds in a single trait pool. A character that is desperate immediately draws a number of cards equal to their choice of Spirit or Luck. Any hand played while in Desperation uses the chosen bonus instead of any other Trait, barring the use of Advantages.</text:p>
      <text:p text:style-name="P5"/>
      <text:p text:style-name="P3">Knocked Out </text:p>
      <text:p text:style-name="P5"><text:s/><text:tab/>Triggered when a character has taken max wounds in two traits. A Knocked Out character cannot take actions and may not play any cards. If all but one side of an opposition is Knocked Out, the opposition ends.</text:p>
      <text:p text:style-name="P5"/>
      <text:p text:style-name="P3">Injured</text:p>
      <text:p text:style-name="P5"><text:tab/> A character is Injured when three traits have taken max wounds. If a player Injures another character, they may inflict a Disadvantage on the character. This Disadvantage can be in any suit the <text:soft-page-break/>Injured character has taken max wounds in. </text:p>
      <text:p text:style-name="P5"/>
      <text:p text:style-name="P3">Killed </text:p>
      <text:p text:style-name="P5"><text:s/><text:tab/>A character with all 4 traits at max wounds is Dead. This is sad, but not the end of the world. A player whose character is Killed may immediately generate another character using the standard rules and half of the XP accumulated by the late character. This new character cannot Appear until at least the next Scene. A player may still perform Indirect Actions using the dead character's remaining wildcards during the current Scene.</text:p>
      <text:p text:style-name="P5"/>
      <text:p text:style-name="P4">Temporary States </text:p>
      <text:p text:style-name="P3">Knocked Down</text:p>
      <text:p text:style-name="P5"><text:s/><text:tab/>Triggered by special combat actions. A knocked down character plays 2 fewer cards(min. 1) on all reflexive actions(including defense hands). A character may spend their action to Stand Up and negate this status.</text:p>
      <text:p text:style-name="P5"/>
      <text:p text:style-name="P3">Poison </text:p>
      <text:p text:style-name="P5"><text:tab/>Some weapons carry Poison, the effects of which may vary based on the ingredients used, detailed in a specific setting's materials. For the purposes of a more generic “poisoned” state, lower the afflicted character's Body by 1 for each day that poison goes uncured. If the character's Body is 0, they are Knocked Out. If it would fall any lower, they are Killed.</text:p>
      <text:p text:style-name="P5"/>
      <text:p text:style-name="P3">Unaware</text:p>
      <text:p text:style-name="P5"><text:s/><text:tab/>A character than fails their Perception draw against an opponent's Stealth is Unaware of that </text:p>
      <text:p text:style-name="P5">opponent. An Unaware character loses 4 cards on reflexive rolls vs stealthy opponents. </text:p>
      <text:p text:style-name="P5"/>
      <text:p text:style-name="P7"><text:soft-page-break/>Situational Rules </text:p>
      <text:p text:style-name="P3">Ejection </text:p>
      <text:p text:style-name="P5"><text:tab/>If a player is removed from a scene against their will(like falling off a train, or being knocked out and kidnapped), they do not choose when to next Appear. Instead, the player responsible for their Ejection may choose when to place them in the scene, and what state(tied up, in a cell, etc.). </text:p>
      <text:p text:style-name="P5"/>
      <text:p text:style-name="P5"><text:span text:style-name="T1">Fighting on Moving Objects</text:span> </text:p>
      <text:p text:style-name="P5"><text:tab/>Sometimes you've just got to hit someone, and they happen to be standing on top of a rushing train car. Characters atop moving objects play one fewer card on all draws as they devote some attention to staying upright. If a character is Knocked Down while atop a moving object, they must immediately make an Athletics Fate Draw off of Mind or risk falling off, causing them to be Ejected from the scene. </text:p>
      <text:p text:style-name="P5"/>
      <text:p text:style-name="P3">Fighting with Two Weapons </text:p>
      <text:p text:style-name="P5"><text:tab/>A character may use a weapon in each hand. They play 2 fewer cards on attack and defense draws. The character may then make a separate attack draw for each weapon during their action. These penalties do not apply to characters fighting unarmed.</text:p>
      <text:p text:style-name="P5"/>
      <text:p text:style-name="P3">Items in the environment </text:p>
      <text:p text:style-name="P5"><text:tab/>A character may spend an action during their turn to pick up a weapon or some other object on the ground. They can choose to wield it or put it away in the same action. Drawing a weapon on the character's person that is readily accessible(like a sheathed sword or holstered gun) does not require an action, but any item that is not prepared in such a way(like something in a backpack) does still require an action to retrieve. </text:p>
      <text:p text:style-name="P5"><text:soft-page-break/><text:tab/>If a character decides to attempt to destroy an item on the ground, they may deal damage to it with an attack draw like normal – the weapon can sustain wounds equal to its damage bonus before breaking, and naturally plays no defensive cards.</text:p>
      <text:p text:style-name="P5"/>
      <text:p text:style-name="P3">Joker</text:p>
      <text:p text:style-name="P5"><text:tab/> When a player draws a Joker, they increase their number of Wildcards by 1 and shuffle the </text:p>
      <text:p text:style-name="P5">joker and all discarded cards back into the deck. </text:p>
      <text:p text:style-name="P3">Rule of 1</text:p>
      <text:p text:style-name="P5"><text:tab/>Any time a character would be forced to play 0 cards, they play a single card from the top of the deck instead.</text:p>
      <text:p text:style-name="P3">Consensus – 1</text:p>
      <text:p text:style-name="P5"><text:tab/>Many gameplay decisions in a game without a Dealer are made by <text:span text:style-name="T1">Consensus – 1</text:span>. This simply means that the players collectively agree on a decision, talk about the merits of each option, and accept the option that is approved unanimously. If only one player objects and cannot be dissuaded, the option is still taken.</text:p>
      <text:p text:style-name="P5"/>
      <text:p text:style-name="P7">Chase </text:p>
      <text:p text:style-name="P5">Chase Scenes are inevitable in most high stake situations, as relatively speaking people have a hard </text:p>
      <text:p text:style-name="P5">time deciding that their current goal is worth dying for. Chases are handled similarly to normal oppositions – each turn, characters that devote the turn to movement make an opposed Skill Draw based on their mode of transportation. If the character attempting to get away succeeds on this draw, they move into the next Distance category relative to their pursuers(moving from Short Range to Medium, then Long). Failing means the pursuers close the gap, reducing their Distance. The fleeing character manages to get away if they make it past Long Distance. Characters may forfeit their attempts <text:soft-page-break/>to catch up for one round to attempt to attack the fleeing character with appropriately ranged weaponry. </text:p>
      <text:p text:style-name="P7">Debate </text:p>
      <text:p text:style-name="P5"><text:tab/>A Debate is the basic form of Social Opposition. The only huge difference to keep in mind is </text:p>
      <text:p text:style-name="P5">that Social Attacks damage Mind instead of Body. Characters that reach max wounds in two traits are not Knocked Out, but have become unable to argue further due to their emotional state or having totally lost the ear of the audience, and are generally recommended to make a quick exit. </text:p>
      <text:p text:style-name="P5"><text:tab/>Characters are of course more than welcome to attempt repartee in the face of hostile opponents – intimidating the last stragglers of an opposing force to surrender, or attempting to buy off hired things – but don't expect said thugs to stop attacking for you to give your glorious speech about equality and just getting along. </text:p>
      <text:p text:style-name="P6"><text:span text:style-name="T4">Demonstration</text:span> </text:p>
      <text:p text:style-name="P5"><text:tab/>A Demonstration is used when two or more characters are attempting to prove their skill </text:p>
      <text:p text:style-name="P5">without interfering with one another, like a cooking competition. At the beginning of a Demonstration, the players decide on a number of rounds. Each participating character then does a Skill Draw with the </text:p>
      <text:p text:style-name="P5">appropriate Trait for the circumstances each round, adding their successes cumulatively each round. The character with the highest result at the end is considered the superior demonstrator. </text:p>
      <text:p text:style-name="P1">Rewards </text:p>
      <text:p text:style-name="P5"><text:tab/>In one way or another, rewards are the reason we do most of the things we do, at the core of many of our motivations. During a Game of Bastards, Rewards are the stakes, generally the recipient of whom is determined by the result of an Opposition or completion of an Objective. </text:p>
      <text:p text:style-name="P5"><text:tab/>Objectives are gained by use of specific actions(see: Consult) or by simple declaration of intent. This should be a clearly achievable action or goal – like stealing a boat or finding your father's murderer. Players should use Consensus – 1 to determine the opposition(if any) to any given an Objective. If achieved, the character gains an appropriate reward also determined by Consensus – 1 – it <text:soft-page-break/>could be anything from the vehicle sought, to a cache of long-lost treasure, ranks of Good(or Bad) Reputation, a clue to further mystery and thus another Objective, points of Intrigue, simple cash or a reunion with a supposedly dead sibling. Players should look to the time, resources, and thought involved in accomplishing the Objective and add related rewards that they feel the character deserves based on their actio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1:22:26</meta:creation-date>
    <dc:date>2013-05-19T14:10:06</dc:date>
    <meta:editing-duration>PT10H39M50S</meta:editing-duration>
    <meta:editing-cycles>14</meta:editing-cycles>
    <meta:generator>LibreOffice/3.5$Linux_x86 LibreOffice_project/350m1$Build-2</meta:generator>
    <meta:document-statistic meta:table-count="0" meta:image-count="0" meta:object-count="0" meta:page-count="19" meta:paragraph-count="209" meta:word-count="5394" meta:character-count="31361" meta:non-whitespace-character-count="25925"/>
  </office:meta>
</office:document-meta>
</file>